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619c" officeooo:paragraph-rsid="001d619c"/>
    </style:style>
    <style:style style:name="P2" style:family="paragraph" style:parent-style-name="Standard" style:list-style-name="L1">
      <style:text-properties officeooo:rsid="001d619c" officeooo:paragraph-rsid="001d619c"/>
    </style:style>
    <style:style style:name="P3" style:family="paragraph" style:parent-style-name="Standard" style:list-style-name="L1">
      <style:text-properties officeooo:rsid="001f4c9a" officeooo:paragraph-rsid="001f4c9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lovni ciklusi</text:p>
      <text:list text:style-name="L1">
        <text:list-item>
          <text:p text:style-name="P2">ja kad derivacija bdpa bude sinus</text:p>
        </text:list-item>
        <text:list-item>
          <text:p text:style-name="P2">eto ekonomija se kreće u ciklusima</text:p>
        </text:list-item>
        <text:list-item>
          <text:p text:style-name="P2">prosječan ciklus se odvije u nekih 10 godina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1T11:25:55.353531604</meta:creation-date>
    <dc:date>2025-04-11T13:01:51.232622721</dc:date>
    <meta:editing-duration>PT1H4M6S</meta:editing-duration>
    <meta:editing-cycles>5</meta:editing-cycles>
    <meta:generator>LibreOffice/25.2.2.2$Linux_X86_64 LibreOffice_project/520$Build-2</meta:generator>
    <meta:document-statistic meta:table-count="0" meta:image-count="0" meta:object-count="0" meta:page-count="1" meta:paragraph-count="5" meta:word-count="26" meta:character-count="131" meta:non-whitespace-character-count="113"/>
  </office:meta>
</office:document-meta>
</file>